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marker-start="Circle" draw:marker-start-width="0.3cm" draw:marker-end="Arrow" draw:marker-end-width="0.3cm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25cm" fo:min-width="2.82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723cm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97cm" fo:min-width="1.37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3cm" fo:min-width="2.349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3cm" fo:min-width="1.9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.63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3cm" fo:min-width="1.9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4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6cm" fo:min-width="0.257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9cm" fo:min-width="2.094cm"/>
    </style:style>
    <style:style style:name="gr13" style:family="graphic" style:parent-style-name="objectwithoutfill">
      <style:graphic-properties svg:stroke-color="#ff3333" draw:marker-end="Arrow" draw:fill="none" draw:textarea-vertical-align="middle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96cm" fo:min-width="1.7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.6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.6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6cm" fo:min-width="0.6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cm" fo:min-width="0.6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9cm" fo:min-width="0.4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.455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41cm" fo:min-width="2.34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0.63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7cm" fo:min-width="0.6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.25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2cm" fo:min-width="0.2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159cm" svg:y1="7.167cm" svg:x2="17.383cm" svg:y2="5.064cm">
          <text:p/>
        </draw:line>
        <draw:custom-shape draw:style-name="gr2" draw:text-style-name="P2" xml:id="id1" draw:id="id1" draw:layer="layout" svg:width="3.327cm" svg:height="1.575cm" svg:x="15.456cm" svg:y="2.578cm">
          <text:p text:style-name="P1"><text:span text:style-name="T1">New Lo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7.119cm" svg:y1="2.578cm" svg:x2="17.211cm" svg:y2="1.598cm" draw:start-shape="id1" draw:start-glue-point="0" draw:end-shape="id2" draw:end-glue-point="2" svg:d="M17119 2578l92-980" svg:viewBox="0 0 93 981">
          <text:p/>
        </draw:connector>
        <draw:frame draw:style-name="gr4" draw:text-style-name="P3" xml:id="id2" draw:id="id2" draw:layer="layout" svg:width="2.369cm" svg:height="0.798cm" svg:x="16.027cm" svg:y="0.8cm">
          <draw:text-box>
            <text:p><text:span text:style-name="T2">Page 52</text:span></text:p>
          </draw:text-box>
        </draw:frame>
        <draw:custom-shape draw:style-name="gr5" draw:text-style-name="P4" xml:id="id4" draw:id="id4" draw:layer="layout" svg:width="1.875cm" svg:height="1.147cm" svg:x="11.986cm" svg:y="2.7cm">
          <text:p text:style-name="P4"><text:span text:style-name="T3">Key:</text:span></text:p>
          <text:p text:style-name="P4"><text:span text:style-name="T4">While Not </text:span></text:p>
          <text:p text:style-name="P4"><text:span text:style-name="T4">Finish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7.177cm" svg:y1="4.746cm" svg:x2="12.923cm" svg:y2="3.847cm" draw:start-shape="id3" draw:start-glue-point="0" draw:end-shape="id4" draw:end-glue-point="2" svg:d="M17177 4746l-4254-899" svg:viewBox="0 0 4255 900">
          <text:p/>
        </draw:connector>
        <draw:custom-shape draw:style-name="gr6" draw:text-style-name="P2" xml:id="id6" draw:id="id6" draw:layer="layout" svg:width="2.849cm" svg:height="1.433cm" svg:x="2.698cm" svg:y="7.268cm">
          <text:p text:style-name="P1"><text:span text:style-name="T1">Get </text:span></text:p>
          <text:p text:style-name="P1"><text:span text:style-name="T1">All Customers</text:span></text:p>
          <text:p text:style-name="P1"><text:span text:style-name="T1">From 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5" draw:id="id5" draw:layer="layout" svg:width="2.492cm" svg:height="1.18cm" svg:x="0.916cm" svg:y="11.02cm">
          <text:p text:style-name="P1"><text:span text:style-name="T1">Get all </text:span></text:p>
          <text:p text:style-name="P1"><text:span text:style-name="T1">FirstNa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2.492cm" svg:height="1.18cm" svg:x="4.668cm" svg:y="11.02cm">
          <text:p text:style-name="P1"><text:span text:style-name="T1">Get all </text:span></text:p>
          <text:p text:style-name="P1"><text:span text:style-name="T1">Surna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.162cm" svg:y1="11.02cm" svg:x2="4.122cm" svg:y2="8.701cm" draw:start-shape="id5" draw:start-glue-point="0" draw:end-shape="id6" draw:end-glue-point="2" svg:d="M2162 11020l1960-2319" svg:viewBox="0 0 1961 2320">
          <text:p/>
        </draw:connector>
        <draw:connector draw:style-name="gr3" draw:text-style-name="P1" draw:layer="layout" draw:type="line" svg:x1="5.914cm" svg:y1="11.02cm" svg:x2="4.122cm" svg:y2="8.701cm" draw:start-shape="id7" draw:start-glue-point="0" draw:end-shape="id6" draw:end-glue-point="2" svg:d="M5914 11020l-1792-2319" svg:viewBox="0 0 1793 2320">
          <text:p/>
        </draw:connector>
        <draw:connector draw:style-name="gr3" draw:text-style-name="P1" draw:layer="layout" draw:type="line" svg:x1="4.122cm" svg:y1="7.268cm" svg:x2="17.248cm" svg:y2="4.147cm" draw:start-shape="id6" draw:start-glue-point="0" svg:d="M4122 7268l13126-3121" svg:viewBox="0 0 13127 3122">
          <text:p/>
        </draw:connector>
        <draw:frame draw:style-name="gr8" draw:text-style-name="P5" draw:layer="layout" svg:width="1.778cm" svg:height="1.191cm" svg:x="4.213cm" svg:y="5.685cm">
          <draw:text-box>
            <text:p text:style-name="P5"><text:span text:style-name="T1">A.F.N, A.S.N</text:span></text:p>
          </draw:text-box>
        </draw:frame>
        <draw:line draw:style-name="gr1" draw:text-style-name="P1" draw:layer="layout" svg:x1="4.399cm" svg:y1="7.038cm" svg:x2="7.19cm" svg:y2="6.349cm">
          <text:p/>
        </draw:line>
        <draw:custom-shape draw:style-name="gr6" draw:text-style-name="P2" xml:id="id9" draw:id="id9" draw:layer="layout" svg:width="2.849cm" svg:height="1.433cm" svg:x="9.265cm" svg:y="7.268cm">
          <text:p text:style-name="P1"><text:span text:style-name="T1">Get </text:span></text:p>
          <text:p text:style-name="P1"><text:span text:style-name="T1">All Items</text:span></text:p>
          <text:p text:style-name="P1"><text:span text:style-name="T1">From 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8" draw:id="id8" draw:layer="layout" svg:width="2.491cm" svg:height="1.18cm" svg:x="7.483cm" svg:y="11.02cm">
          <text:p text:style-name="P1"><text:span text:style-name="T1">Get all </text:span></text:p>
          <text:p text:style-name="P1"><text:span text:style-name="T1">ItemNa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0" draw:id="id10" draw:layer="layout" svg:width="2.491cm" svg:height="1.18cm" svg:x="11.235cm" svg:y="11.02cm">
          <text:p text:style-name="P1"><text:span text:style-name="T1">Get all </text:span></text:p>
          <text:p text:style-name="P1"><text:span text:style-name="T1">LoanR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8.728cm" svg:y1="11.02cm" svg:x2="10.689cm" svg:y2="8.701cm" draw:start-shape="id8" draw:start-glue-point="0" draw:end-shape="id9" draw:end-glue-point="2" svg:d="M8728 11020l1961-2319" svg:viewBox="0 0 1962 2320">
          <text:p/>
        </draw:connector>
        <draw:connector draw:style-name="gr3" draw:text-style-name="P1" draw:layer="layout" draw:type="line" svg:x1="12.48cm" svg:y1="11.02cm" svg:x2="10.689cm" svg:y2="8.701cm" draw:start-shape="id10" draw:start-glue-point="0" draw:end-shape="id9" draw:end-glue-point="2" svg:d="M12480 11020l-1791-2319" svg:viewBox="0 0 1792 2320">
          <text:p/>
        </draw:connector>
        <draw:connector draw:style-name="gr3" draw:text-style-name="P1" draw:layer="layout" draw:type="line" svg:x1="10.689cm" svg:y1="7.268cm" svg:x2="17.248cm" svg:y2="4.147cm" draw:start-shape="id9" draw:start-glue-point="0" svg:d="M10689 7268l6559-3121" svg:viewBox="0 0 6560 3122">
          <text:p/>
        </draw:connector>
        <draw:frame draw:style-name="gr10" draw:text-style-name="P5" draw:layer="layout" svg:width="1.651cm" svg:height="1.191cm" svg:x="9.89cm" svg:y="5.771cm">
          <draw:text-box>
            <text:p text:style-name="P5"><text:span text:style-name="T1">A.I.N,</text:span></text:p>
            <text:p text:style-name="P5"><text:span text:style-name="T1">A.L.R</text:span></text:p>
          </draw:text-box>
        </draw:frame>
        <draw:line draw:style-name="gr1" draw:text-style-name="P1" draw:layer="layout" svg:x1="10.536cm" svg:y1="7.124cm" svg:x2="13.147cm" svg:y2="5.753cm">
          <text:p/>
        </draw:line>
        <draw:custom-shape draw:style-name="gr6" draw:text-style-name="P2" xml:id="id11" draw:id="id11" draw:layer="layout" svg:width="2.849cm" svg:height="1.433cm" svg:x="13.017cm" svg:y="7.268cm">
          <text:p text:style-name="P1"><text:span text:style-name="T1">Select </text:span></text:p>
          <text:p text:style-name="P1"><text:span text:style-name="T1">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xml:id="id14" draw:id="id14" draw:layer="layout" draw:type="line" svg:x1="14.441cm" svg:y1="7.268cm" svg:x2="17.248cm" svg:y2="4.147cm" draw:start-shape="id11" draw:start-glue-point="0" svg:d="M14441 7268l2807-3121" svg:viewBox="0 0 2808 3122">
          <text:p/>
        </draw:connector>
        <draw:line draw:style-name="gr1" draw:text-style-name="P1" draw:layer="layout" svg:x1="14.281cm" svg:y1="7.162cm" svg:x2="15.291cm" svg:y2="5.872cm">
          <text:p/>
        </draw:line>
        <draw:frame draw:style-name="gr11" draw:text-style-name="P5" draw:layer="layout" svg:width="0.757cm" svg:height="0.721cm" svg:x="13.74cm" svg:y="6.241cm">
          <draw:text-box>
            <text:p text:style-name="P5"><text:span text:style-name="T1">C</text:span></text:p>
          </draw:text-box>
        </draw:frame>
        <draw:custom-shape draw:style-name="gr12" draw:text-style-name="P2" xml:id="id18" draw:id="id18" draw:layer="layout" svg:width="2.594cm" svg:height="1.149cm" svg:x="14.55cm" svg:y="10.74cm">
          <text:p text:style-name="P1"><text:span text:style-name="T1">Select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xml:id="id3" draw:id="id3" draw:layer="layout" draw:type="curve" draw:line-skew="1.033cm" svg:x1="16.146cm" svg:y1="4.147cm" svg:x2="18.209cm" svg:y2="4.147cm" draw:start-shape="id12" draw:start-glue-point="3" draw:end-shape="id12" draw:end-glue-point="1" svg:d="M16146 4147c0 798 2063 798 2063 0" svg:viewBox="0 0 2064 600">
          <text:p text:style-name="P1"><text:span text:style-name="T1"/></text:p>
        </draw:connector>
        <draw:line draw:style-name="gr3" draw:text-style-name="P1" xml:id="id12" draw:id="id12" draw:layer="layout" svg:x1="16.146cm" svg:y1="4.147cm" svg:x2="18.21cm" svg:y2="4.147cm">
          <text:p/>
        </draw:line>
        <draw:custom-shape draw:style-name="gr6" draw:text-style-name="P2" xml:id="id13" draw:id="id13" draw:layer="layout" svg:width="2.849cm" svg:height="1.433cm" svg:x="23.805cm" svg:y="7.268cm">
          <text:p text:style-name="P1"><text:span text:style-name="T1">Add to </text:span></text:p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5.229cm" svg:y1="7.268cm" svg:x2="17.248cm" svg:y2="4.147cm" draw:start-shape="id13" draw:start-glue-point="0" draw:end-shape="id14" draw:end-glue-point="3" svg:d="M25229 7268l-7981-3121" svg:viewBox="0 0 7982 3122">
          <text:p/>
        </draw:connector>
        <draw:line draw:style-name="gr1" draw:text-style-name="P1" draw:layer="layout" svg:x1="18.389cm" svg:y1="4.443cm" svg:x2="23.225cm" svg:y2="6.334cm">
          <text:p/>
        </draw:line>
        <draw:custom-shape draw:style-name="gr14" draw:text-style-name="P2" xml:id="id15" draw:id="id15" draw:layer="layout" svg:width="2.269cm" svg:height="0.946cm" svg:x="13.354cm" svg:y="13.008cm">
          <text:p text:style-name="P1"><text:span text:style-name="T1">Get </text:span></text:p>
          <text:p text:style-name="P1"><text:span text:style-name="T1">Item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6" draw:id="id16" draw:layer="layout" svg:width="2.269cm" svg:height="0.946cm" svg:x="15.916cm" svg:y="13.008cm">
          <text:p text:style-name="P1"><text:span text:style-name="T1">Get all </text:span></text:p>
          <text:p text:style-name="P1"><text:span text:style-name="T1">Loan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4.488cm" svg:y1="13.008cm" svg:x2="15.846cm" svg:y2="11.901cm" draw:start-shape="id15" draw:start-glue-point="0" svg:d="M14488 13008l1358-1107" svg:viewBox="0 0 1359 1108">
          <text:p/>
        </draw:connector>
        <draw:connector draw:style-name="gr3" draw:text-style-name="P1" draw:layer="layout" draw:type="line" svg:x1="17.05cm" svg:y1="13.008cm" svg:x2="15.846cm" svg:y2="11.901cm" draw:start-shape="id16" draw:start-glue-point="0" svg:d="M17050 13008l-1204-1107" svg:viewBox="0 0 1205 1108">
          <text:p/>
        </draw:connector>
        <draw:line draw:style-name="gr1" draw:text-style-name="P1" draw:layer="layout" svg:x1="14.33cm" svg:y1="12.903cm" svg:x2="15.34cm" svg:y2="12.023cm">
          <text:p/>
        </draw:line>
        <draw:frame draw:style-name="gr15" draw:text-style-name="P5" draw:layer="layout" svg:width="1.155cm" svg:height="0.721cm" svg:x="13.337cm" svg:y="12.038cm">
          <draw:text-box>
            <text:p text:style-name="P5"><text:span text:style-name="T1">I.N</text:span></text:p>
          </draw:text-box>
        </draw:frame>
        <draw:frame draw:style-name="gr8" draw:text-style-name="P5" draw:layer="layout" svg:width="1.535cm" svg:height="1.191cm" svg:x="15.34cm" svg:y="12.36cm">
          <draw:text-box>
            <text:p text:style-name="P5"><text:span text:style-name="T1">L.R</text:span></text:p>
          </draw:text-box>
        </draw:frame>
        <draw:line draw:style-name="gr1" draw:text-style-name="P1" draw:layer="layout" svg:x1="16.612cm" svg:y1="12.94cm" svg:x2="15.918cm" svg:y2="12.125cm">
          <text:p/>
        </draw:line>
        <draw:frame draw:style-name="gr16" draw:text-style-name="P5" draw:layer="layout" svg:width="5.031cm" svg:height="0.848cm" svg:x="19.337cm" svg:y="4.089cm">
          <draw:text-box>
            <text:p text:style-name="P5"><text:span text:style-name="T1">C, I.N, L.R, Q ,S.T, A.D</text:span></text:p>
          </draw:text-box>
        </draw:frame>
        <draw:connector draw:style-name="gr3" draw:text-style-name="P1" draw:layer="layout" draw:type="line" svg:x1="18.441cm" svg:y1="8.701cm" svg:x2="15.847cm" svg:y2="10.74cm" draw:start-shape="id17" draw:start-glue-point="2" draw:end-shape="id18" draw:end-glue-point="0" svg:d="M18441 8701l-2594 2039" svg:viewBox="0 0 2595 2040">
          <text:p/>
        </draw:connector>
        <draw:line draw:style-name="gr1" draw:text-style-name="P1" draw:layer="layout" svg:x1="15.605cm" svg:y1="10.652cm" svg:x2="16.875cm" svg:y2="9.763cm">
          <text:p/>
        </draw:line>
        <draw:frame draw:style-name="gr17" draw:text-style-name="P5" draw:layer="layout" svg:width="1.647cm" svg:height="1.191cm" svg:x="14.539cm" svg:y="9.495cm">
          <draw:text-box>
            <text:p text:style-name="P5"><text:span text:style-name="T1">I.N, L.R</text:span></text:p>
          </draw:text-box>
        </draw:frame>
        <draw:custom-shape draw:style-name="gr6" draw:text-style-name="P2" xml:id="id17" draw:id="id17" draw:layer="layout" svg:width="2.849cm" svg:height="1.433cm" svg:x="17.017cm" svg:y="7.268cm">
          <text:p text:style-name="P1"><text:span text:style-name="T1">Get Loan </text:span></text:p>
          <text:p text:style-name="P1"><text:span text:style-name="T1">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8.441cm" svg:y1="7.268cm" svg:x2="17.177cm" svg:y2="4.147cm" draw:start-shape="id17" draw:start-glue-point="0" draw:end-shape="id12" draw:end-glue-point="0" svg:d="M18441 7268l-1264-3121" svg:viewBox="0 0 1265 3122">
          <text:p/>
        </draw:connector>
        <draw:frame draw:style-name="gr18" draw:text-style-name="P5" draw:layer="layout" svg:width="1.395cm" svg:height="2.131cm" svg:x="16.568cm" svg:y="4.626cm">
          <draw:text-box>
            <text:p text:style-name="P5"><text:span text:style-name="T1">I.N, L.R, Q,</text:span></text:p>
            <text:p text:style-name="P5"><text:span text:style-name="T1">S.T,</text:span></text:p>
          </draw:text-box>
        </draw:frame>
        <draw:frame draw:style-name="gr19" draw:text-style-name="P5" draw:layer="layout" svg:width="1.552cm" svg:height="0.721cm" svg:x="1.025cm" svg:y="9.511cm">
          <draw:text-box>
            <text:p text:style-name="P5"><text:span text:style-name="T1">A.F.N</text:span></text:p>
          </draw:text-box>
        </draw:frame>
        <draw:line draw:style-name="gr1" draw:text-style-name="P1" draw:layer="layout" svg:x1="1.828cm" svg:y1="10.865cm" svg:x2="3.417cm" svg:y2="9.001cm">
          <text:p/>
        </draw:line>
        <draw:line draw:style-name="gr1" draw:text-style-name="P1" draw:layer="layout" svg:x1="5.484cm" svg:y1="10.806cm" svg:x2="4.179cm" svg:y2="9.128cm">
          <text:p/>
        </draw:line>
        <draw:frame draw:style-name="gr20" draw:text-style-name="P5" draw:layer="layout" svg:width="1.606cm" svg:height="0.721cm" svg:x="3.671cm" svg:y="9.912cm">
          <draw:text-box>
            <text:p text:style-name="P5"><text:span text:style-name="T1">A.S.N</text:span></text:p>
          </draw:text-box>
        </draw:frame>
        <draw:frame draw:style-name="gr19" draw:text-style-name="P5" draw:layer="layout" svg:width="1.552cm" svg:height="0.721cm" svg:x="7.655cm" svg:y="9.529cm">
          <draw:text-box>
            <text:p text:style-name="P5"><text:span text:style-name="T1">A.I.N</text:span></text:p>
          </draw:text-box>
        </draw:frame>
        <draw:line draw:style-name="gr1" draw:text-style-name="P1" draw:layer="layout" svg:x1="8.458cm" svg:y1="10.883cm" svg:x2="10.047cm" svg:y2="9.019cm">
          <text:p/>
        </draw:line>
        <draw:line draw:style-name="gr1" draw:text-style-name="P1" draw:layer="layout" svg:x1="12.114cm" svg:y1="10.824cm" svg:x2="10.809cm" svg:y2="9.146cm">
          <text:p/>
        </draw:line>
        <draw:frame draw:style-name="gr20" draw:text-style-name="P5" draw:layer="layout" svg:width="1.606cm" svg:height="0.721cm" svg:x="10.301cm" svg:y="9.93cm">
          <draw:text-box>
            <text:p text:style-name="P5"><text:span text:style-name="T1">A.L.R</text:span></text:p>
          </draw:text-box>
        </draw:frame>
        <draw:line draw:style-name="gr1" draw:text-style-name="P1" draw:layer="layout" svg:x1="16.053cm" svg:y1="5.978cm" svg:x2="14.97cm" svg:y2="7.096cm">
          <text:p/>
        </draw:line>
        <draw:frame draw:style-name="gr8" draw:text-style-name="P5" draw:layer="layout" svg:width="1.778cm" svg:height="1.191cm" svg:x="15.113cm" svg:y="6.186cm">
          <draw:text-box>
            <text:p text:style-name="P5"><text:span text:style-name="T1">A.F.N, A.S.N</text:span></text:p>
          </draw:text-box>
        </draw:frame>
        <draw:frame draw:style-name="gr10" draw:text-style-name="P5" draw:layer="layout" svg:width="1.651cm" svg:height="1.191cm" svg:x="17.791cm" svg:y="5.472cm">
          <draw:text-box>
            <text:p text:style-name="P5"><text:span text:style-name="T1">A.I.N,</text:span></text:p>
            <text:p text:style-name="P5"><text:span text:style-name="T1">A.L.R</text:span></text:p>
          </draw:text-box>
        </draw:frame>
        <draw:line draw:style-name="gr1" draw:text-style-name="P1" draw:layer="layout" svg:x1="17.613cm" svg:y1="4.894cm" svg:x2="18.526cm" svg:y2="7.096cm">
          <text:p/>
        </draw:line>
        <draw:custom-shape draw:style-name="gr12" draw:text-style-name="P2" xml:id="id19" draw:id="id19" draw:layer="layout" svg:width="2.594cm" svg:height="1.149cm" svg:x="17.372cm" svg:y="10.72cm">
          <text:p text:style-name="P1"><text:span text:style-name="T1">Select </text:span></text:p>
          <text:p text:style-name="P1"><text:span text:style-name="T1">Qua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8.419cm" svg:y1="10.659cm" svg:x2="18.399cm" svg:y2="9.128cm">
          <text:p/>
        </draw:line>
        <draw:frame draw:style-name="gr15" draw:text-style-name="P5" draw:layer="layout" svg:width="0.725cm" svg:height="0.721cm" svg:x="17.462cm" svg:y="9.867cm">
          <draw:text-box>
            <text:p text:style-name="P5"><text:span text:style-name="T1">Q</text:span></text:p>
          </draw:text-box>
        </draw:frame>
        <draw:custom-shape draw:style-name="gr21" draw:text-style-name="P2" xml:id="id21" draw:id="id21" draw:layer="layout" svg:width="2.849cm" svg:height="1.291cm" svg:x="20.369cm" svg:y="7.28cm">
          <text:p text:style-name="P1"><text:span text:style-name="T1">Calculate</text:span></text:p>
          <text:p text:style-name="P1"><text:span text:style-name="T1">Amount D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20" draw:id="id20" draw:layer="layout" svg:width="2.594cm" svg:height="1.149cm" svg:x="20.377cm" svg:y="10.72cm">
          <text:p text:style-name="P1"><text:span text:style-name="T1">Sub To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8.669cm" svg:y1="10.72cm" svg:x2="18.441cm" svg:y2="8.701cm" draw:start-shape="id19" draw:start-glue-point="0" draw:end-shape="id17" draw:end-glue-point="2" svg:d="M18669 10720l-228-2019" svg:viewBox="0 0 229 2020">
          <text:p/>
        </draw:connector>
        <draw:connector draw:style-name="gr3" draw:text-style-name="P1" draw:layer="layout" draw:type="line" svg:x1="21.674cm" svg:y1="10.72cm" svg:x2="18.441cm" svg:y2="8.701cm" draw:start-shape="id20" draw:start-glue-point="0" draw:end-shape="id17" draw:end-glue-point="2" svg:d="M21674 10720l-3233-2019" svg:viewBox="0 0 3234 2020">
          <text:p/>
        </draw:connector>
        <draw:line draw:style-name="gr1" draw:text-style-name="P1" draw:layer="layout" svg:x1="18.827cm" svg:y1="8.86cm" svg:x2="20.605cm" svg:y2="9.864cm">
          <text:p/>
        </draw:line>
        <draw:frame draw:style-name="gr22" draw:text-style-name="P5" draw:layer="layout" svg:width="1.864cm" svg:height="1.191cm" svg:x="19.583cm" svg:y="8.622cm">
          <draw:text-box>
            <text:p text:style-name="P5"><text:span text:style-name="T1">Q,</text:span></text:p>
            <text:p text:style-name="P5"><text:span text:style-name="T1"><text:s text:c="5"/></text:span><text:span text:style-name="T1">L.R</text:span></text:p>
          </draw:text-box>
        </draw:frame>
        <draw:line draw:style-name="gr1" draw:text-style-name="P1" draw:layer="layout" svg:x1="20.837cm" svg:y1="10.541cm" svg:x2="18.78cm" svg:y2="9.128cm">
          <text:p/>
        </draw:line>
        <draw:frame draw:style-name="gr23" draw:text-style-name="P5" draw:layer="layout" svg:width="1.329cm" svg:height="0.721cm" svg:x="19.361cm" svg:y="9.958cm">
          <draw:text-box>
            <text:p text:style-name="P5"><text:span text:style-name="T1">S.T</text:span></text:p>
          </draw:text-box>
        </draw:frame>
        <draw:connector draw:style-name="gr3" draw:text-style-name="P1" draw:layer="layout" draw:type="line" svg:x1="21.793cm" svg:y1="7.28cm" svg:x2="17.177cm" svg:y2="4.147cm" draw:start-shape="id21" draw:start-glue-point="0" draw:end-shape="id12" draw:end-glue-point="0" svg:d="M21793 7280l-4616-3133" svg:viewBox="0 0 4617 3134">
          <text:p/>
        </draw:connector>
        <draw:line draw:style-name="gr1" draw:text-style-name="P1" draw:layer="layout" svg:x1="18.385cm" svg:y1="4.894cm" svg:x2="21.828cm" svg:y2="7.096cm">
          <text:p/>
        </draw:line>
        <draw:frame draw:style-name="gr24" draw:text-style-name="P5" draw:layer="layout" svg:width="1.468cm" svg:height="1.191cm" svg:x="19.941cm" svg:y="5.542cm">
          <draw:text-box>
            <text:p text:style-name="P5"><text:span text:style-name="T1">S.T,</text:span></text:p>
            <text:p text:style-name="P5"><text:span text:style-name="T1"><text:s text:c="5"/></text:span><text:span text:style-name="T1">Q</text:span></text:p>
          </draw:text-box>
        </draw:frame>
        <draw:line draw:style-name="gr1" draw:text-style-name="P1" draw:layer="layout" svg:x1="21.208cm" svg:y1="7.172cm" svg:x2="18.272cm" svg:y2="5.064cm">
          <text:p/>
        </draw:line>
        <draw:frame draw:style-name="gr25" draw:text-style-name="P5" draw:layer="layout" svg:width="1.468cm" svg:height="0.721cm" svg:x="19.341cm" svg:y="6.443cm">
          <draw:text-box>
            <text:p text:style-name="P5"><text:span text:style-name="T1">A.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7:49:28.563368000</meta:creation-date>
    <meta:generator>LibreOffice/4.3.5.2$MacOSX_x86 LibreOffice_project/3a87456aaa6a95c63eea1c1b3201acedf0751bd5</meta:generator>
    <dc:date>2015-01-16T09:31:41.300193000</dc:date>
    <meta:editing-duration>PT1H29M11S</meta:editing-duration>
    <meta:editing-cycles>19</meta:editing-cycles>
    <meta:document-statistic meta:object-count="75"/>
  </office:meta>
</office:document-meta>
</file>